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textarea-horizontal-align="justify" draw:textarea-vertical-align="middle" draw:auto-grow-height="false" fo:min-height="1.153cm" fo:min-width="9.103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9.103cm"/>
    </style:style>
    <style:style style:name="gr3" style:family="graphic" style:parent-style-name="standard">
      <style:graphic-properties draw:textarea-horizontal-align="justify" draw:textarea-vertical-align="middle" draw:auto-grow-height="false" fo:min-height="1.171cm" fo:min-width="9.101cm"/>
    </style:style>
    <style:style style:name="gr4" style:family="graphic" style:parent-style-name="standard">
      <style:graphic-properties draw:textarea-horizontal-align="justify" draw:textarea-vertical-align="middle" draw:auto-grow-height="false" fo:min-height="1.171cm" fo:min-width="9.098cm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1.868cm" fo:min-width="9.09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111111" draw:textarea-horizontal-align="justify" draw:textarea-vertical-align="middle" draw:auto-grow-height="false" fo:min-height="1.911cm" fo:min-width="5.91cm"/>
    </style:style>
    <style:style style:name="gr8" style:family="graphic" style:parent-style-name="standard">
      <style:graphic-properties draw:textarea-horizontal-align="justify" draw:textarea-vertical-align="middle" draw:auto-grow-height="false" fo:min-height="2.292cm" fo:min-width="4.633cm"/>
    </style:style>
    <style:style style:name="gr9" style:family="graphic" style:parent-style-name="standard">
      <style:graphic-properties draw:textarea-horizontal-align="justify" draw:textarea-vertical-align="middle" draw:auto-grow-height="false" fo:min-height="2.292cm" fo:min-width="4.637cm"/>
    </style:style>
    <style:style style:name="gr10" style:family="graphic" style:parent-style-name="standard">
      <style:graphic-properties draw:textarea-horizontal-align="justify" draw:textarea-vertical-align="middle" draw:auto-grow-height="false" fo:min-height="2.292cm" fo:min-width="4.63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-color="#65c295" draw:textarea-horizontal-align="justify" draw:textarea-vertical-align="middle" draw:auto-grow-height="false" fo:min-height="1.889cm" fo:min-width="4.14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909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ed1c24"/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111111"/>
      <style:paragraph-properties fo:text-align="center"/>
      <style:text-properties fo:font-size="18pt"/>
    </style:style>
    <style:style style:name="P6" style:family="paragraph">
      <loext:graphic-properties draw:fill-color="#65c295"/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.603cm" svg:height="1.403cm" svg:x="8.871cm" svg:y="7.398cm">
          <text:p text:style-name="P1">Clean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9.603cm" svg:height="1.4cm" svg:x="9.3cm" svg:y="8.543cm">
          <text:p text:style-name="P1">Tokanize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9.601cm" svg:height="1.421cm" svg:x="9.724cm" svg:y="9.724cm">
          <text:p text:style-name="P1">Stem/Lemmatize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layer="layout" svg:width="9.598cm" svg:height="1.421cm" svg:x="10.153cm" svg:y="10.905cm">
          <text:p text:style-name="P1">Tf-idf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xml:id="id4" draw:id="id4" draw:layer="layout" svg:width="9.599cm" svg:height="2.118cm" svg:x="10.576cm" svg:y="12.025cm">
          <text:p text:style-name="P1">SGD/Logistic Classifier</text:p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4" draw:layer="layout" svg:x1="8.239cm" svg:y1="5.847cm" svg:x2="8.872cm" svg:y2="7.924cm" draw:start-shape="id1" draw:start-glue-point="6" draw:end-shape="id2" draw:end-glue-point="9" svg:d="M8239 5847v2077h633" svg:viewBox="0 0 634 2078">
          <text:p text:style-name="P3"><text:tab/><text:tab/><text:tab/>Train and Fit</text:p>
        </draw:connector>
        <draw:connector draw:style-name="gr6" draw:text-style-name="P4" draw:layer="layout" svg:x1="20.076cm" svg:y1="5.733cm" svg:x2="18.475cm" svg:y2="8.275cm" draw:start-shape="id3" draw:start-glue-point="6" draw:end-shape="id2" draw:end-glue-point="6" svg:d="M20076 5733v2542h-1601" svg:viewBox="0 0 1602 2543">
          <text:p text:style-name="P3"><text:tab/><text:tab/><text:tab/><text:tab/><text:tab/><text:tab/>Load for predictions</text:p>
        </draw:connector>
        <draw:custom-shape draw:style-name="gr7" draw:text-style-name="P5" xml:id="id1" draw:id="id1" draw:layer="layout" svg:width="6.409cm" svg:height="2.447cm" svg:x="5.034cm" svg:y="3.4cm">
          <text:p text:style-name="P1">Inquire Boulder</text:p>
          <text:p text:style-name="P1">Questions</text:p>
          <text:p text:style-name="P1">(Classified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5" xml:id="id3" draw:id="id3" draw:layer="layout" svg:width="6.409cm" svg:height="2.447cm" svg:x="16.871cm" svg:y="3.286cm">
          <text:p text:style-name="P1">City Council Emails</text:p>
          <text:p text:style-name="P1">(Unclassified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" xml:id="id6" draw:id="id6" draw:layer="layout" svg:width="5.132cm" svg:height="2.879cm" svg:x="7.805cm" svg:y="16.155cm">
          <text:p text:style-name="P1">Departmen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xml:id="id5" draw:id="id5" draw:layer="layout" svg:width="5.136cm" svg:height="2.879cm" svg:x="13.114cm" svg:y="16.155cm">
          <text:p text:style-name="P1">Recipien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7" draw:id="id7" draw:layer="layout" svg:width="5.137cm" svg:height="2.879cm" svg:x="18.443cm" svg:y="16.155cm">
          <text:p text:style-name="P1">Summary Word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1" draw:text-style-name="P4" draw:layer="layout" svg:x1="15.642cm" svg:y1="14.143cm" svg:x2="15.682cm" svg:y2="16.155cm" draw:start-shape="id4" draw:start-glue-point="7" draw:end-shape="id5" draw:end-glue-point="4" svg:d="M15642 14143v1006h40v1006" svg:viewBox="0 0 41 2013">
          <text:p/>
        </draw:connector>
        <draw:connector draw:style-name="gr11" draw:text-style-name="P4" draw:layer="layout" svg:x1="15.642cm" svg:y1="14.143cm" svg:x2="10.371cm" svg:y2="16.155cm" draw:start-shape="id4" draw:start-glue-point="7" draw:end-shape="id6" draw:end-glue-point="4" svg:d="M15642 14143v1006h-5271v1006" svg:viewBox="0 0 5272 2013">
          <text:p/>
        </draw:connector>
        <draw:connector draw:style-name="gr11" draw:text-style-name="P4" draw:layer="layout" svg:x1="15.642cm" svg:y1="14.143cm" svg:x2="21.012cm" svg:y2="16.155cm" draw:start-shape="id4" draw:start-glue-point="7" draw:end-shape="id7" draw:end-glue-point="4" svg:d="M15642 14143v1006h5370v1006" svg:viewBox="0 0 5371 2013">
          <text:p/>
        </draw:connector>
        <draw:custom-shape draw:style-name="gr12" draw:text-style-name="P6" xml:id="id8" draw:id="id8" draw:layer="layout" svg:width="4.87cm" svg:height="2.369cm" svg:x="3.438cm" svg:y="11.261cm">
          <text:p text:style-name="P1">Saved Fitted</text:p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svg:x1="8.308cm" svg:y1="12.445cm" svg:x2="10.577cm" svg:y2="13.084cm" draw:start-shape="id8" draw:start-glue-point="1" draw:end-shape="id4" svg:d="M8308 12445h1135v639h1134" svg:viewBox="0 0 2270 640">
          <text:p/>
        </draw:connector>
        <draw:frame draw:style-name="gr13" draw:text-style-name="P8" draw:layer="layout" svg:width="16.764cm" svg:height="2.159cm" svg:x="5.572cm" svg:y="1cm">
          <draw:text-box>
            <text:p text:style-name="P7"><text:span text:style-name="T1">Structure of topic_classifier.p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7:08:38.857215566</meta:creation-date>
    <dc:date>2018-04-20T08:29:39.801623021</dc:date>
    <meta:editing-duration>PT55M57S</meta:editing-duration>
    <meta:editing-cycles>4</meta:editing-cycles>
    <meta:generator>LibreOffice/5.4.5.1$Linux_X86_64 LibreOffice_project/40m0$Build-1</meta:generator>
    <meta:document-statistic meta:object-count="18"/>
  </office:meta>
</office:document-meta>
</file>